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40000001B5F96E93AF4F2702C6.png" manifest:media-type="image/png"/>
  <manifest:file-entry manifest:full-path="Pictures/10000000000001E80000014E3B8378C2FCE1F69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782cm"/>
    </style:style>
    <style:style style:name="gr4" style:family="graphic" style:parent-style-name="standard">
      <style:graphic-properties draw:stroke="none" svg:stroke-color="#000000" draw:fill="none" draw:fill-color="#ffffff" fo:min-height="0.90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911cm" svg:height="8.836cm" svg:x="0.44cm" svg:y="1.087cm">
          <draw:image xlink:href="Pictures/10000000000001E80000014E3B8378C2FCE1F695.png" xlink:type="simple" xlink:show="embed" xlink:actuate="onLoad">
            <text:p/>
          </draw:image>
        </draw:frame>
        <draw:frame draw:style-name="gr1" draw:text-style-name="P1" draw:layer="layout" svg:width="3.555cm" svg:height="2.697cm" svg:x="7.044cm" svg:y="1.541cm">
          <draw:image xlink:href="Pictures/1000020100000240000001B5F96E93AF4F2702C6.png" xlink:type="simple" xlink:show="embed" xlink:actuate="onLoad">
            <text:p/>
          </draw:image>
        </draw:frame>
        <draw:line draw:style-name="gr2" draw:text-style-name="P2" draw:layer="layout" svg:x1="15.426cm" svg:y1="6.113cm" svg:x2="9.584cm" svg:y2="6.113cm">
          <text:p/>
        </draw:line>
        <draw:line draw:style-name="gr2" draw:text-style-name="P2" draw:layer="layout" svg:x1="15.426cm" svg:y1="2.113cm" svg:x2="10.885cm" svg:y2="2.113cm">
          <text:p/>
        </draw:line>
        <draw:frame draw:style-name="gr3" draw:text-style-name="P3" draw:layer="layout" svg:width="5.969cm" svg:height="2.042cm" svg:x="13.14cm" svg:y="1.106cm">
          <draw:text-box>
            <text:p>ImagingEdge<text:line-break/></text:p>
            <text:p>29% increase</text:p>
          </draw:text-box>
        </draw:frame>
        <draw:frame draw:style-name="gr3" draw:text-style-name="P3" draw:layer="layout" svg:width="5.969cm" svg:height="2.042cm" svg:x="13.141cm" svg:y="5.106cm">
          <draw:text-box>
            <text:p>Web of Science<text:line-break/></text:p>
            <text:p>13% increase</text:p>
          </draw:text-box>
        </draw:frame>
        <draw:frame draw:style-name="gr4" draw:text-style-name="P3" draw:layer="layout" svg:width="11.43cm" svg:height="1.153cm" svg:x="1.351cm" svg:y="0.244cm">
          <draw:text-box>
            <text:p>“Ultrasonography” + “Nervous System”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78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1T20:09:22.604590806</meta:creation-date>
    <dc:date>2018-06-21T20:21:40.446578836</dc:date>
    <meta:editing-duration>PT12M20S</meta:editing-duration>
    <meta:editing-cycles>2</meta:editing-cycles>
    <meta:generator>LibreOffice/6.0.4.2$Linux_X86_64 LibreOffice_project/ffd98959f75c3d4df93843a2fb47af8ab67746fd</meta:generator>
    <meta:document-statistic meta:object-count="7"/>
  </office:meta>
</office:document-meta>
</file>